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605cm" style:rel-column-width="6187*"/>
    </style:style>
    <style:style style:name="Таблица1.B" style:family="table-column">
      <style:table-column-properties style:column-width="15.395cm" style:rel-column-width="5934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loext:contextual-spacing="false" fo:line-height="100%"/>
    </style:style>
    <style:style style:name="P2" style:family="paragraph" style:parent-style-name="Heading_20_1">
      <style:paragraph-properties fo:break-before="page"/>
      <style:text-properties officeooo:paragraph-rsid="00337600"/>
    </style:style>
    <style:style style:name="P3" style:family="paragraph" style:parent-style-name="Heading_20_2">
      <style:paragraph-properties fo:margin-top="0.3cm" fo:margin-bottom="0.3cm" loext:contextual-spacing="false" fo:line-height="100%"/>
      <style:text-properties officeooo:paragraph-rsid="001c0516"/>
    </style:style>
    <style:style style:name="P4" style:family="paragraph" style:parent-style-name="Table_20_Contents">
      <style:text-properties officeooo:rsid="004c29d3" officeooo:paragraph-rsid="00337600"/>
    </style:style>
    <style:style style:name="P5" style:family="paragraph" style:parent-style-name="Table_20_Contents">
      <style:text-properties officeooo:paragraph-rsid="00337600"/>
    </style:style>
    <style:style style:name="P6" style:family="paragraph" style:parent-style-name="Text_20_body">
      <style:text-properties officeooo:rsid="004c29d3" officeooo:paragraph-rsid="00337600"/>
    </style:style>
    <style:style style:name="P7" style:family="paragraph" style:parent-style-name="Text_20_body" style:list-style-name="L1">
      <style:paragraph-properties fo:margin-top="0cm" fo:margin-bottom="0cm" loext:contextual-spacing="false" fo:line-height="100%"/>
      <style:text-properties officeooo:rsid="001dcf07" officeooo:paragraph-rsid="001dcf07"/>
    </style:style>
    <style:style style:name="P8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254717"/>
    </style:style>
    <style:style style:name="P9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0a213" officeooo:paragraph-rsid="0020a213"/>
    </style:style>
    <style:style style:name="P10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0a213" officeooo:paragraph-rsid="00219db0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language="ru" fo:country="RU" officeooo:rsid="0020a213" officeooo:paragraph-rsid="0020a213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2bd98" officeooo:paragraph-rsid="0022bd98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4520d" officeooo:paragraph-rsid="0024520d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54717" officeooo:paragraph-rsid="00254717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4d663" officeooo:paragraph-rsid="0024d663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64335" officeooo:paragraph-rsid="00264335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797cf" officeooo:paragraph-rsid="002797cf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1efc9a" officeooo:paragraph-rsid="001efc9a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d3e8d" officeooo:paragraph-rsid="002d3e8d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language="ru" fo:country="RU" officeooo:rsid="004c29d3" officeooo:paragraph-rsid="00337600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fo:language="ru" fo:country="RU" officeooo:rsid="004c29d3" officeooo:paragraph-rsid="003467ab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/>
      <style:text-properties officeooo:rsid="001efc9a" officeooo:paragraph-rsid="001efc9a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/>
      <style:text-properties officeooo:rsid="001efc9a" officeooo:paragraph-rsid="002a19e9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/>
      <style:text-properties officeooo:rsid="001efc9a" officeooo:paragraph-rsid="00337600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9127a" officeooo:paragraph-rsid="0029127a"/>
    </style:style>
    <style:style style:name="P26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797cf" officeooo:paragraph-rsid="002797cf"/>
    </style:style>
    <style:style style:name="P27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d3e8d" officeooo:paragraph-rsid="002d3e8d"/>
    </style:style>
    <style:style style:name="P28" style:family="paragraph" style:parent-style-name="Text_20_body" style:list-style-name="L1">
      <style:paragraph-properties fo:margin-top="0cm" fo:margin-bottom="0cm" loext:contextual-spacing="false" fo:line-height="100%"/>
      <style:text-properties officeooo:rsid="0020a213" officeooo:paragraph-rsid="0020a213"/>
    </style:style>
    <style:style style:name="T1" style:family="text">
      <style:text-properties officeooo:rsid="001c0516"/>
    </style:style>
    <style:style style:name="T2" style:family="text">
      <style:text-properties officeooo:rsid="0016a0b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4d663"/>
    </style:style>
    <style:style style:name="T5" style:family="text">
      <style:text-properties fo:language="en" fo:country="US" officeooo:rsid="00254717"/>
    </style:style>
    <style:style style:name="T6" style:family="text">
      <style:text-properties fo:language="en" fo:country="US" officeooo:rsid="00264335"/>
    </style:style>
    <style:style style:name="T7" style:family="text">
      <style:text-properties fo:language="en" fo:country="US" officeooo:rsid="002a19e9"/>
    </style:style>
    <style:style style:name="T8" style:family="text">
      <style:text-properties fo:language="en" fo:country="US" officeooo:rsid="003467a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29edc"/>
    </style:style>
    <style:style style:name="T11" style:family="text">
      <style:text-properties fo:language="ru" fo:country="RU" officeooo:rsid="00254717"/>
    </style:style>
    <style:style style:name="T12" style:family="text">
      <style:text-properties fo:language="ru" fo:country="RU" officeooo:rsid="002b44d9"/>
    </style:style>
    <style:style style:name="T13" style:family="text">
      <style:text-properties fo:language="ru" fo:country="RU" officeooo:rsid="00219db0"/>
    </style:style>
    <style:style style:name="T14" style:family="text">
      <style:text-properties officeooo:rsid="00219db0"/>
    </style:style>
    <style:style style:name="T15" style:family="text">
      <style:text-properties officeooo:rsid="002a19e9"/>
    </style:style>
    <style:style style:name="T16" style:family="text">
      <style:text-properties officeooo:rsid="004e49d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</text:span>урс CBNET01 «Компьютерные сети» <text:span text:style-name="T2">(базовый)</text:span></text:p>
      <text:h text:style-name="P3" text:outline-level="2">Программа курса</text:h>
      <text:list xml:id="list3380778919" text:style-name="L1">
        <text:list-item>
          <text:p text:style-name="P7"><text:bookmark-start text:name="__RefNumPara__818_2946515377"/>Введение.<text:bookmark-end text:name="__RefNumPara__818_2946515377"/></text:p>
          <text:list>
            <text:list-item>
              <text:p text:style-name="P7">Централизованная модель обработки данных. Мэйнфреймы.</text:p>
            </text:list-item>
            <text:list-item>
              <text:p text:style-name="P7">Появление ПК. Переход на распределенную модель обработки данных. Интеллектуальные терминалы.</text:p>
            </text:list-item>
            <text:list-item>
              <text:p text:style-name="P7">Совместное использование ресурсов. Модель «клиент-сервер».</text:p>
            </text:list-item>
            <text:list-item>
              <text:p text:style-name="P7">Одноранговые сети.</text:p>
            </text:list-item>
            <text:list-item>
              <text:p text:style-name="P7">Структура сети предприятия.</text:p>
            </text:list-item>
          </text:list>
        </text:list-item>
        <text:list-item>
          <text:p text:style-name="P9"><text:bookmark-start text:name="__RefNumPara__820_2946515377"/>Использование широковещательного канала передачи данных.<text:bookmark-end text:name="__RefNumPara__820_2946515377"/></text:p>
          <text:list>
            <text:list-item>
              <text:p text:style-name="P9">Пакетная сеть ALOHAnet (Гавайский университет).</text:p>
            </text:list-item>
            <text:list-item>
              <text:p text:style-name="P10">Проблема <text:span text:style-name="T14">коллизий и ее решение в </text:span>ALOHAnet<text:span text:style-name="T14">.</text:span></text:p>
            </text:list-item>
            <text:list-item>
              <text:p text:style-name="P28"><text:span text:style-name="T13">Дисциплина </text:span><text:span text:style-name="T9">CSMA/CD (IEEE 802.3).</text:span></text:p>
            </text:list-item>
          </text:list>
        </text:list-item>
        <text:list-item>
          <text:p text:style-name="P24"><text:bookmark-start text:name="__RefNumPara__832_2946515377"/>Сетевое оборудование.<text:bookmark-end text:name="__RefNumPara__832_2946515377"/></text:p>
          <text:list>
            <text:list-item>
              <text:p text:style-name="P22">Сетевой адаптер.</text:p>
              <text:list>
                <text:list-item>
                  <text:p text:style-name="P25">PC.</text:p>
                </text:list-item>
                <text:list-item>
                  <text:p text:style-name="P25">MiniPC.</text:p>
                </text:list-item>
                <text:list-item>
                  <text:p text:style-name="P25">Bare metal.</text:p>
                </text:list-item>
              </text:list>
            </text:list-item>
            <text:list-item>
              <text:p text:style-name="P23">Концентратор.</text:p>
            </text:list-item>
            <text:list-item>
              <text:p text:style-name="P23"><text:span text:style-name="T12">К</text:span>оммутатор.</text:p>
            </text:list-item>
            <text:list-item>
              <text:p text:style-name="P23"><text:span text:style-name="T15">Т</text:span>очка доступа <text:span text:style-name="T7">Wi-Fi</text:span>.</text:p>
            </text:list-item>
            <text:list-item>
              <text:p text:style-name="P22">Маршрутизатор.</text:p>
            </text:list-item>
          </text:list>
        </text:list-item>
        <text:list-item>
          <text:p text:style-name="P24"><text:bookmark-start text:name="__RefNumPara__834_2946515377"/><text:span text:style-name="T9">Стандартная 7-уровневая модель </text:span><text:span text:style-name="T3">OSI. </text:span><text:span text:style-name="T9">Функции каждого уровня/</text:span><text:span text:style-name="T10">подуровня</text:span><text:span text:style-name="T9">.</text:span><text:bookmark-end text:name="__RefNumPara__834_2946515377"/></text:p>
        </text:list-item>
        <text:list-item>
          <text:p text:style-name="P12"><text:bookmark-start text:name="__RefNumPara__824_2946515377"/>Реализации физического уровня.<text:bookmark-end text:name="__RefNumPara__824_2946515377"/></text:p>
          <text:list>
            <text:list-item>
              <text:p text:style-name="P12">Медный/оптический кабель (<text:span text:style-name="T3">Ethernet).</text:span></text:p>
            </text:list-item>
            <text:list-item>
              <text:p text:style-name="P13">Беспроводная передача (<text:span text:style-name="T3">Wi-Fi).</text:span></text:p>
            </text:list-item>
          </text:list>
        </text:list-item>
        <text:list-item>
          <text:p text:style-name="P22"><text:bookmark-start text:name="__RefNumPara__826_2946515377"/><text:span text:style-name="T10">Обзор с</text:span><text:span text:style-name="T9">тек</text:span><text:span text:style-name="T10">а</text:span><text:span text:style-name="T9"> протоколов </text:span><text:span text:style-name="T3">TCP/IP.</text:span><text:bookmark-end text:name="__RefNumPara__826_2946515377"/></text:p>
          <text:list>
            <text:list-item>
              <text:p text:style-name="P14">Связь между уровнями стека.</text:p>
            </text:list-item>
            <text:list-item>
              <text:p text:style-name="P12">Понятие <text:span text:style-name="T3">PDU.</text:span></text:p>
            </text:list-item>
            <text:list-item>
              <text:p text:style-name="P15">Канальный уровень <text:span text:style-name="T3">(2)</text:span>.</text:p>
              <text:list>
                <text:list-item>
                  <text:p text:style-name="P15">Подуровень <text:span text:style-name="T3">MAC.</text:span></text:p>
                </text:list-item>
                <text:list-item>
                  <text:p text:style-name="P15">Подуровень <text:span text:style-name="T3">LLC.</text:span></text:p>
                </text:list-item>
              </text:list>
            </text:list-item>
            <text:list-item>
              <text:p text:style-name="P15">Сетевой уровень (3).</text:p>
              <text:list>
                <text:list-item>
                  <text:p text:style-name="P14">Протокол <text:span text:style-name="T3">IP</text:span><text:span text:style-name="T6">v4</text:span><text:span text:style-name="T3">.</text:span></text:p>
                </text:list-item>
                <text:list-item>
                  <text:p text:style-name="P14">Структура адреса <text:span text:style-name="T3">IP. </text:span>Маска, сеть, хост.</text:p>
                </text:list-item>
                <text:list-item>
                  <text:p text:style-name="P8"><text:span text:style-name="T11">Маршрутизация пакетов </text:span><text:span text:style-name="T5">IP.</text:span></text:p>
                </text:list-item>
                <text:list-item>
                  <text:p text:style-name="P16">Связь между адресами <text:span text:style-name="T3">IP </text:span>и <text:span text:style-name="T3">MAC. </text:span>Протокол <text:span text:style-name="T3">ARP.</text:span></text:p>
                </text:list-item>
                <text:list-item>
                  <text:p text:style-name="P16">Проверка достижимости хоста <text:span text:style-name="T3">IP. </text:span>Утилита <text:span text:style-name="T3">ping, </text:span>протокол <text:span text:style-name="T3">ICMP.</text:span></text:p>
                </text:list-item>
              </text:list>
            </text:list-item>
            <text:list-item>
              <text:p text:style-name="P16">Транспортный уровень (4).</text:p>
              <text:list>
                <text:list-item>
                  <text:p text:style-name="P16">Порт транспортного протокола. Фиксированные и динамически выделяемые порты.</text:p>
                </text:list-item>
                <text:list-item>
                  <text:p text:style-name="P17">Дейтаграммы. Протокол <text:span text:style-name="T3">UDP.</text:span></text:p>
                </text:list-item>
                <text:list-item>
                  <text:p text:style-name="P17">Потоки. Протокол <text:span text:style-name="T3">TCP.</text:span></text:p>
                </text:list-item>
              </text:list>
            </text:list-item>
            <text:list-item>
              <text:p text:style-name="P17">Прикладной уровень.</text:p>
              <text:list>
                <text:list-item>
                  <text:p text:style-name="P17">Система доменных имен. Протокол DNS.</text:p>
                </text:list-item>
                <text:list-item>
                  <text:p text:style-name="P17">Электронная почта. Протоколы SMTP, POP3, IMAP.</text:p>
                </text:list-item>
                <text:list-item>
                  <text:p text:style-name="P26">WWW. <text:span text:style-name="T9">Протокол HTTP.</text:span></text:p>
                </text:list-item>
                <text:list-item>
                  <text:p text:style-name="P26"><text:soft-page-break/><text:span text:style-name="T9">Передача файлов. Протокол </text:span>FTP.</text:p>
                </text:list-item>
                <text:list-item>
                  <text:p text:style-name="P17">Удаленный терминал. Протокол TELNET.</text:p>
                </text:list-item>
              </text:list>
            </text:list-item>
          </text:list>
        </text:list-item>
        <text:list-item>
          <text:p text:style-name="P18"><text:bookmark-start text:name="__RefNumPara__828_2946515377"/>Разработка сетевых приложений.<text:bookmark-end text:name="__RefNumPara__828_2946515377"/></text:p>
          <text:list>
            <text:list-item>
              <text:p text:style-name="P19">Серверные и клиентские сокеты.</text:p>
            </text:list-item>
            <text:list-item>
              <text:p text:style-name="P27">API.</text:p>
              <text:list>
                <text:list-item>
                  <text:p text:style-name="P27">Linux Socket API.</text:p>
                </text:list-item>
                <text:list-item>
                  <text:p text:style-name="P27">Windows Sockets 2.</text:p>
                </text:list-item>
                <text:list-item>
                  <text:p text:style-name="P27">lwIP.</text:p>
                </text:list-item>
              </text:list>
            </text:list-item>
          </text:list>
        </text:list-item>
        <text:list-item>
          <text:p text:style-name="P9"><text:bookmark-start text:name="__RefNumPara__830_2946515377"/>Диагностика и отладка сетевых приложений. Снифферы.<text:bookmark-end text:name="__RefNumPara__830_2946515377"/></text:p>
          <text:list>
            <text:list-item>
              <text:p text:style-name="P9">Wireshark.</text:p>
            </text:list-item>
            <text:list-item>
              <text:p text:style-name="P9">Aircrack-ng.</text:p>
            </text:list-item>
          </text:list>
        </text:list-item>
      </text:list>
      <text:p text:style-name="P11"/>
      <text:h text:style-name="P2" text:outline-level="1">Расписание лекций</text:h>
      <text:p text:style-name="P6">Каждое занятие рассчитано на 1 час (астрономический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№</text:p>
          </table:table-cell>
          <table:table-cell table:style-name="Таблица1.B1" office:value-type="string">
            <text:p text:style-name="P4">Тема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B2" office:value-type="string">
            <text:p text:style-name="P20"><text:bookmark-ref text:reference-format="text" text:ref-name="__RefNumPara__818_2946515377">Введение.</text:bookmark-ref></text:p>
            <text:p text:style-name="P20"><text:bookmark-ref text:reference-format="text" text:ref-name="__RefNumPara__820_2946515377">Использование широковещательного канала передачи данных.</text:bookmark-ref>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B2" office:value-type="string">
            <text:p text:style-name="P20"><text:bookmark-ref text:reference-format="text" text:ref-name="__RefNumPara__832_2946515377">Сетевое оборудование.</text:bookmark-ref></text:p>
          </table:table-cell>
        </table:table-row>
        <table:table-row>
          <table:table-cell table:style-name="Таблица1.A2" office:value-type="string">
            <text:p text:style-name="P4">3</text:p>
          </table:table-cell>
          <table:table-cell table:style-name="Таблица1.B2" office:value-type="string">
            <text:p text:style-name="P21"><text:bookmark-ref text:reference-format="text" text:ref-name="__RefNumPara__834_2946515377">Стандартная 7-уровневая модель OSI. Функции каждого уровня/подуровня.</text:bookmark-ref></text:p>
            <text:p text:style-name="P21"><text:bookmark-ref text:reference-format="text" text:ref-name="__RefNumPara__824_2946515377">Реализации физического уровня.</text:bookmark-ref>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B2" office:value-type="string">
            <text:p text:style-name="P21"><text:bookmark-ref text:reference-format="text" text:ref-name="__RefNumPara__826_2946515377">Обзор стека протоколов TCP/IP.</text:bookmark-ref></text:p>
          </table:table-cell>
        </table:table-row>
        <table:table-row>
          <table:table-cell table:style-name="Таблица1.A2" office:value-type="string">
            <text:p text:style-name="P4">5</text:p>
          </table:table-cell>
          <table:table-cell table:style-name="Таблица1.B2" office:value-type="string">
            <text:p text:style-name="P21"><text:bookmark-ref text:reference-format="text" text:ref-name="__RefNumPara__828_2946515377">Разработка сетевых приложений.</text:bookmark-ref></text:p>
            <text:p text:style-name="P21"><text:bookmark-ref text:reference-format="text" text:ref-name="__RefNumPara__830_2946515377">Диагностика и отладка сетевых приложений. Снифферы.</text:bookmark-ref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3T06:48:15.630000000</meta:creation-date>
    <dc:date>2023-01-31T15:37:09.316000000</dc:date>
    <meta:editing-duration>PT2H8M8S</meta:editing-duration>
    <meta:editing-cycles>9</meta:editing-cycles>
    <meta:generator>LibreOffice/6.4.4.2$Windows_X86_64 LibreOffice_project/3d775be2011f3886db32dfd395a6a6d1ca2630ff</meta:generator>
    <meta:document-statistic meta:table-count="1" meta:image-count="0" meta:object-count="0" meta:page-count="3" meta:paragraph-count="73" meta:word-count="296" meta:character-count="2269" meta:non-whitespace-character-count="2008"/>
  </office:meta>
</office:document-meta>
</file>